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Tahoma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Tahom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0083in" fo:margin-right="0in" fo:text-indent="-0.25in" style:auto-text-indent="false">
        <style:tab-stops/>
      </style:paragraph-properties>
      <style:text-properties style:font-name="Tahoma" fo:font-size="10pt" style:font-size-asian="10pt" style:font-size-complex="10pt"/>
    </style:style>
    <style:style style:name="P6" style:family="paragraph" style:parent-style-name="Standard">
      <style:paragraph-properties fo:margin-left="0.0083in" fo:margin-right="0in" fo:text-indent="-0.0083in" style:auto-text-indent="false">
        <style:tab-stops/>
      </style:paragraph-properties>
      <style:text-properties style:font-name="Tahoma" fo:font-size="10pt" style:font-size-asian="10pt" style:font-size-complex="10pt"/>
    </style:style>
    <style:style style:name="P7" style:family="paragraph" style:parent-style-name="Standard">
      <style:paragraph-properties fo:margin-left="0.0083in" fo:margin-right="0in" fo:text-indent="-0.0083in" style:auto-text-indent="false">
        <style:tab-stops>
          <style:tab-stop style:position="0.1866in"/>
        </style:tab-stops>
      </style:paragraph-properties>
      <style:text-properties style:font-name="Tahoma" fo:font-size="10pt" style:font-size-asian="10pt" style:font-size-complex="10pt"/>
    </style:style>
    <style:style style:name="P8" style:family="paragraph" style:parent-style-name="Standard">
      <style:paragraph-properties fo:margin-left="0.0083in" fo:margin-right="0in" fo:text-indent="-0.0083in" style:auto-text-indent="false">
        <style:tab-stops/>
      </style:paragraph-properties>
      <style:text-properties style:font-name="Tahom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margin-left="0.0083in" fo:margin-right="0in" fo:text-indent="-0.0083in" style:auto-text-indent="false">
        <style:tab-stops>
          <style:tab-stop style:position="0.1866in"/>
        </style:tab-stops>
      </style:paragraph-properties>
      <style:text-properties style:font-name="Tahom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margin-left="0.0083in" fo:margin-right="0in" fo:text-indent="-0.0083in" style:auto-text-indent="false">
        <style:tab-stops>
          <style:tab-stop style:position="0.1866in"/>
        </style:tab-stops>
      </style:paragraph-properties>
      <style:text-properties style:font-name="Tahom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-0.2417in" fo:margin-right="0in" fo:text-indent="0in" style:auto-text-indent="false">
        <style:tab-stops/>
      </style:paragraph-properties>
      <style:text-properties style:font-name="Tahoma" fo:font-size="10pt" style:font-size-asian="10pt" style:font-size-complex="10pt"/>
    </style:style>
    <style:style style:name="P12" style:family="paragraph" style:parent-style-name="Standard">
      <style:paragraph-properties fo:margin-left="0.0083in" fo:margin-right="0in" fo:text-indent="0in" style:auto-text-indent="false">
        <style:tab-stops/>
      </style:paragraph-properties>
      <style:text-properties style:font-name="Tahoma" fo:font-size="10pt" style:font-size-asian="10pt" style:font-size-complex="10pt"/>
    </style:style>
    <style:style style:name="P13" style:family="paragraph" style:parent-style-name="Standard">
      <style:paragraph-properties fo:margin-left="0.0083in" fo:margin-right="0in" fo:text-indent="0in" style:auto-text-indent="false">
        <style:tab-stops/>
      </style:paragraph-properties>
      <style:text-properties style:font-name="Tahom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 style:list-style-name="L1">
      <style:text-properties style:font-name="Tahoma" fo:font-size="10pt" style:font-size-asian="10pt" style:font-size-complex="10pt"/>
    </style:style>
    <style:style style:name="P15" style:family="paragraph" style:parent-style-name="Standard" style:list-style-name="L1">
      <style:paragraph-properties fo:margin-left="0.0083in" fo:margin-right="0in" fo:text-indent="-0.25in" style:auto-text-indent="false">
        <style:tab-stops/>
      </style:paragraph-properties>
      <style:text-properties style:font-name="Tahoma" fo:font-size="10pt" style:font-size-asian="10pt" style:font-size-complex="10pt"/>
    </style:style>
    <style:style style:name="P16" style:family="paragraph" style:parent-style-name="Standard" style:list-style-name="L1">
      <style:paragraph-properties fo:margin-left="0.0083in" fo:margin-right="0in" fo:text-indent="-0.25in" style:auto-text-indent="false">
        <style:tab-stops/>
      </style:paragraph-properties>
      <style:text-properties style:font-name="Tahoma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margin-left="0.0083in" fo:margin-right="0in" fo:text-indent="-0.25in" style:auto-text-indent="false">
        <style:tab-stops/>
      </style:paragraph-properties>
    </style:style>
    <style:style style:name="P18" style:family="paragraph" style:parent-style-name="Standard" style:list-style-name="L1">
      <style:paragraph-properties fo:margin-left="0.0083in" fo:margin-right="0in" fo:text-indent="-0.25in" style:auto-text-indent="false" fo:break-before="page">
        <style:tab-stops/>
      </style:paragraph-properties>
      <style:text-properties style:font-name="Tahoma" fo:font-size="10pt" style:font-size-asian="10pt" style:font-size-complex="10pt"/>
    </style:style>
    <style:style style:name="P19" style:family="paragraph" style:parent-style-name="Standard" style:list-style-name="L2">
      <style:paragraph-properties fo:margin-left="0.0083in" fo:margin-right="0in" fo:text-indent="-0.0083in" style:auto-text-indent="false">
        <style:tab-stops>
          <style:tab-stop style:position="0.1866in"/>
          <style:tab-stop style:position="0.3898in"/>
        </style:tab-stops>
      </style:paragraph-properties>
      <style:text-properties style:font-name="Tahoma" fo:font-size="10pt" style:font-size-asian="10pt" style:font-size-complex="10pt"/>
    </style:style>
    <style:style style:name="P20" style:family="paragraph" style:parent-style-name="Standard" style:list-style-name="L2">
      <style:paragraph-properties fo:margin-left="0.0083in" fo:margin-right="0in" fo:text-indent="-0.0083in" style:auto-text-indent="false">
        <style:tab-stops>
          <style:tab-stop style:position="0.1783in"/>
          <style:tab-stop style:position="0.211in"/>
        </style:tab-stops>
      </style:paragraph-properties>
      <style:text-properties style:font-name="Tahoma" fo:font-size="10pt" style:font-size-asian="10pt" style:font-size-complex="10pt"/>
    </style:style>
    <style:style style:name="P21" style:family="paragraph" style:parent-style-name="Standard" style:list-style-name="L2">
      <style:paragraph-properties fo:margin-left="0.0083in" fo:margin-right="0in" fo:text-indent="-0.0083in" style:auto-text-indent="false">
        <style:tab-stops>
          <style:tab-stop style:position="0.1866in"/>
        </style:tab-stops>
      </style:paragraph-properties>
      <style:text-properties style:font-name="Tahoma" fo:font-size="10pt" style:font-size-asian="10pt" style:font-size-complex="10pt"/>
    </style:style>
    <style:style style:name="P22" style:family="paragraph" style:parent-style-name="Standard" style:list-style-name="L2">
      <style:paragraph-properties fo:margin-left="0.0083in" fo:margin-right="0in" fo:text-indent="-0.0083in" style:auto-text-indent="false">
        <style:tab-stops>
          <style:tab-stop style:position="0.1783in"/>
        </style:tab-stops>
      </style:paragraph-properties>
      <style:text-properties style:font-name="Tahoma" fo:font-size="10pt" style:font-size-asian="10pt" style:font-size-complex="10pt"/>
    </style:style>
    <style:style style:name="T1" style:family="text">
      <style:text-properties style:font-name="Tahoma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tode de dezvoltare de soft</text:p>
      <text:p text:style-name="P3">2010-2011</text:p>
      <text:p text:style-name="P2"/>
      <text:p text:style-name="P1"/>
      <text:p text:style-name="P4">Structura proiect</text:p>
      <text:p text:style-name="P1"/>
      <text:list xml:id="list211345203" text:style-name="L1">
        <text:list-item>
          <text:p text:style-name="P14">un document continand specificarea cerintelor pentru proiectul ales. Acest document trebuie sa aiba cel putin urmatoarele elemente:</text:p>
          <text:list>
            <text:list-header>
              <text:p text:style-name="P14">- descrierea in limbaj natural a intregului sistem</text:p>
              <text:p text:style-name="P14">- descrierea structurii sistemului folosind reprezentari UML</text:p>
              <text:p text:style-name="P14">- descrierea unei componente folosind un limbaj structurat si/sau limbajul Z</text:p>
              <text:p text:style-name="P14"/>
            </text:list-header>
          </text:list>
        </text:list-item>
        <text:list-item>
          <text:p text:style-name="P14">un document continand contributia fiecarui membru al echipei la dezvoltarea proiectului</text:p>
          <text:p text:style-name="P14"/>
        </text:list-item>
        <text:list-item>
          <text:p text:style-name="P14">un document continand proiectul software, cu descrierea functiilor si a datelor pentru limbajul/limbajele de programare folosite</text:p>
          <text:p text:style-name="P14"/>
        </text:list-item>
        <text:list-item>
          <text:p text:style-name="P14">programul propriu-zis</text:p>
          <text:p text:style-name="P14"/>
        </text:list-item>
        <text:list-item>
          <text:p text:style-name="P14">o documentatie de testare, in care sa analizati cel putin un caz limita.</text:p>
          <text:p text:style-name="P15"/>
          <text:p text:style-name="P15"/>
          <text:p text:style-name="P18"/>
          <text:list>
            <text:list-item>
              <text:list>
                <text:list-header>
                  <text:p text:style-name="P16">Prezentarea proiectului</text:p>
                </text:list-header>
              </text:list>
            </text:list-item>
          </text:list>
        </text:list-item>
      </text:list>
      <text:p text:style-name="P5"/>
      <text:p text:style-name="P13">Organizare:</text:p>
      <text:p text:style-name="P12"/>
      <text:list xml:id="list147948742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5">- la prezentarea proiectului intreaga echipa trebuie sa fie prezenta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71533684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<text:span text:style-name="T1">- prezentarile se vor face pe baza de programare - pentru o prezentare vom aloca 30 min. Trebuie sa imi scrieti emailuri la adresa </text:span><text:a xlink:type="simple" xlink:href="mailto:denisa.diaconescu@gmail.com"><text:span text:style-name="T1">denisa.diaconescu@gmail.com</text:span></text:a><text:span text:style-name="T1"> si sa imi comunicati ziua si ora cand vreti sa prezentati proiectul [va recomand sa faceti programarea cat mai repede]. </text:span></text:p>
                          <text:p text:style-name="P15"/>
                          <text:p text:style-name="P15">Puteti sustine proiectele atat in cadrul orele de laborator [pe baza de programare], cat si la date stabilite de comun acord [nu neaparat in cadrul laboratoarelor – tot pe baza de programare]. De asemenea, putem sa ne intalnim si in sesiune pt a verifica proiectele [dar aceasta masura se aplica doar in cazuri exceptionale]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<text:tab/>Cand anuntati data sustinerii proiectului, va rog luati in considerare ca nu sunt in tara in perioada:</text:p>
      <text:p text:style-name="P5"><text:tab/><text:tab/>23-27 mai</text:p>
      <text:p text:style-name="P6"><text:tab/><text:tab/>2-6 iunie</text:p>
      <text:p text:style-name="P6"/>
      <text:p text:style-name="P6">- partea de documentatie a proiectului trebuie predata cu cateva zile inainte de sustinere [o poate preda si un singur membru al echipei]. </text:p>
      <text:p text:style-name="P6"/>
      <text:p text:style-name="P6">- dupa sustinerea proiectului, trebuie sa predati sursele proiectului.</text:p>
      <text:p text:style-name="P6"/>
      <text:p text:style-name="P6"/>
      <text:p text:style-name="P8">Structura prezentarii:</text:p>
      <text:p text:style-name="P6"/>
      <text:list xml:id="list1517568016" text:style-name="L2">
        <text:list-item>
          <text:p text:style-name="P19">se ruleaza intai programul. In cazul in care acesta nu ruleaza, puteti obtine maxim 15 din 40 de puncte.</text:p>
          <text:p text:style-name="P19"/>
        </text:list-item>
        <text:list-item>
          <text:p text:style-name="P20">o prezentare scurta a proiectului [in PowerPoint sau in ce vreti] – un singur membru al echipei o va sustine. <text:s/>[timp alocat: 10 min]</text:p>
          <text:p text:style-name="P20"/>
        </text:list-item>
        <text:list-item>
          <text:p text:style-name="P21">prezentarea aplicatiei [timp alocat: 10 min]</text:p>
          <text:p text:style-name="P21"/>
        </text:list-item>
        <text:list-item>
          <text:p text:style-name="P22">testarea aplicatiei si discutii [timp alocat: 5 min]</text:p>
          <text:p text:style-name="P22"/>
        </text:list-item>
        <text:list-item>
          <text:p text:style-name="P21">predarea surselor</text:p>
        </text:list-item>
      </text:list>
      <text:p text:style-name="P7"/>
      <text:p text:style-name="P9"/>
      <text:p text:style-name="P9">Barem:</text:p>
      <text:p text:style-name="P10"><text:tab/><text:tab/><text:tab/>- documentatie: 15 pct.</text:p>
      <text:p text:style-name="P10"><text:tab/><text:tab/><text:tab/>- aplicatie: 20 pct.</text:p>
      <text:p text:style-name="P10"><text:tab/><text:tab/><text:tab/>- prezentare: 5 pc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D </meta:initial-creator>
    <meta:creation-date>2011-05-02T10:22:24</meta:creation-date>
    <meta:generator>OpenOffice.org/3.3$Unix OpenOffice.org_project/330m20$Build-9567</meta:generator>
    <dc:date>2011-05-03T10:00:51</dc:date>
    <dc:creator>DD </dc:creator>
    <meta:editing-duration>PT1H7M56S</meta:editing-duration>
    <meta:editing-cycles>12</meta:editing-cycles>
    <meta:document-statistic meta:table-count="0" meta:image-count="0" meta:object-count="0" meta:page-count="2" meta:paragraph-count="31" meta:word-count="342" meta:character-count="2189"/>
  </office:meta>
</office:document-meta>
</file>